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ef35" officeooo:paragraph-rsid="0012ef35"/>
    </style:style>
    <style:style style:name="P2" style:family="paragraph" style:parent-style-name="Standard">
      <style:text-properties officeooo:rsid="0012ef35" officeooo:paragraph-rsid="0013c1f1"/>
    </style:style>
    <style:style style:name="T1" style:family="text">
      <style:text-properties officeooo:rsid="0013c1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→ gclout init</text:p>
      <text:p text:style-name="P2">→ <text:span text:style-name="T1">cd … to the directory</text:span></text:p>
      <text:p text:style-name="P2">→ <text:span text:style-name="T1">gsutil mb l – us-central1 gs://keras-class-1000</text:span></text:p>
      <text:p text:style-name="P2">→ <text:span text:style-name="T1">gsutil cp -R exported_model/* gs://keras-class-1000/earnings_v1/</text:span></text:p>
      <text:p text:style-name="P2">→ <text:span text:style-name="T1">gcloud ml-engine models create earnings –regions us-central1</text:span></text:p>
      <text:p text:style-name="P2">→ <text:span text:style-name="T1">gcloud ml-engine versions create v1 –model=earnings –origin=gs://keras-class-1000/earnings-v1</text:span></text:p>
      <text:p text:style-name="P2">→ <text:span text:style-name="T1">gcloud ml-engine predict –model=earnings ==json=instances=sample_input_prescaled.json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3T17:13:12.635886980</meta:creation-date>
    <dc:date>2022-07-03T17:31:47.812710993</dc:date>
    <meta:editing-duration>PT8M25S</meta:editing-duration>
    <meta:editing-cycles>1</meta:editing-cycles>
    <meta:document-statistic meta:table-count="0" meta:image-count="0" meta:object-count="0" meta:page-count="1" meta:paragraph-count="7" meta:word-count="43" meta:character-count="395" meta:non-whitespace-character-count="358"/>
    <meta:generator>LibreOffice/6.0.7.3$Linux_X86_64 LibreOffice_project/00m0$Build-3</meta:generator>
  </office:meta>
</office:document-meta>
</file>